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COUSTICS</text:p>
      <text:p text:style-name="Standard">Okolitza is a recording studio designed and built from scratch, that consists of a control room and a forty square meters, high-ceiling live room. Thanks to movable panels on wheels and wall-mounted modules regulating the reverberation time, the recording room is characterized by high acoustic flexibility and is perfect for recording individual instruments, sections, vocals and entire ensembles.</text:p>
      <text:p text:style-name="Standard"/>
      <text:p text:style-name="Standard">THE RECORDS</text:p>
      <text:p text:style-name="Standard">Our studio specializes in the holistic realization of music projects, from recording to mixing and mastering. We offer assistance in pre-production, we mix and master entrusted recordings and prepare them for release on streaming platforms, CD or vinyl.</text:p>
      <text:p text:style-name="Standard"/>
      <text:p text:style-name="Standard">GEAR</text:p>
      <text:p text:style-name="Standard">The heart of the control room is the 48-channel SSL 4000 G+ console. It is supported by selected outboard equipment and very good near and mid-field monitor system. The studio is equipped with a collection of classic vintage microphones and musicians can choose from variety of our effects, percussion instruments, guitars, bass guitars and amplifiers.</text:p>
      <text:p text:style-name="Standard"/>
      <text:p text:style-name="Standard">Zakładka BOOKING</text:p>
      <text:p text:style-name="Standard">We see music production as an art, we like to have time to prepare properly before work. Different projects require a different approach, which is why we try to meet the expectations of our clients. Feel free to contact us, we will be happy to help you plan your session.</text:p>
      <text:p text:style-name="Standard">1 day of work (with an engineer) costs PLN 1,400 net. A discount applies to longer sessions.</text:p>
      <text:p text:style-name="Standard"/>
      <text:p text:style-name="Standard">Zakładka „ABOUT”</text:p>
      <text:p text:style-name="Standard">The studio was designed from scratch by Marcin Czapiewski, according to the design of Robert Friedrich and Michał Wasyl. Robert "Litza" Friedrich is a musician and producer known primarily from Luxtorpeda, Arka Noego, Kazik Na Żywo, Acid Drinkers, Flapjack, 2TM2,3 and Turbo. Wasyl is a sound engineer and a producer who has worked with Staszek Soyka, Kazik and the ProForma Quartet, Alicja Janosz, Marek Napiórkowski, Luxtorpeda and Flapjack. He is a long-term "staff engineer" of valued in Poland and abroad RecPublica Studios, where he still runs various sessions, including jazz and world music, as well as symphonic and orchestral recordings.</text:p>
      <text:p text:style-name="Standard"/>
      <text:p text:style-name="Standard">"Passion, hard work, dream, stubbornness and madness - that's more or less how you can describe our studio. Built from scratch in Poznań, in the neighbourhood, based on own experiences, habits and plans. We sewed it for ourselves, not forgetting about other artists. The result is a great studio with great acoustics.” Michal Wasyl</text:p>
      <text:p text:style-name="Standard"/>
      <text:p text:style-name="Standard">The idea for our own studio arose from the desire to create a comfortable studio to realize various projects, where the only dilemmas would be the artistic ones. The 40 m2 live-room, 4 meters high, has movable panels that allow you to change the character of the reverberation (acoustics) of the room depending on your needs. The set of consciously selected microphones, collected over the years by Wasyl and Litza, including classic Neumann U67, AKG c414, or Coles and Royers, gives a huge range of sonic possibilities. In the studio, musicians can also pick from a whole range of instruments and amplifiers.</text:p>
      <text:p text:style-name="Standard"/>
      <text:p text:style-name="Standard">The heart of the control room is the 48-channel SSL 4000 G+ console, which - along with its 4000 series sisters - is unofficially responsible for "mixing more platinum albums than all the rest of the consoles combined (except MCI)"*. The proof of that can be found at ie.: Abbey Road Studios, Record Plant, Sonic Ranch, or Bob Clearmountain and Andy Wallace. The SSL 4000 is literally the history of music!</text:p>
      <text:p text:style-name="Standard"/>
      <text:p text:style-name="Standard">However, it doesn't end with the mixer. Countless processors help create that unique sound in the <text:soft-page-break/>studio. We have a choice of classics and new products, from Heritage Audio channel strips (the best recreation of Neve 1073), Retro Sta-Level compressors, Distressors, API equalizers, Chandler Limited, to distinctive Yamaha and Eventide effects or modern OTO Machines. The icing on the cake is the one-of-a-kind UTA UnFairchild compressor. Beware, it sounds as bad as it looks!</text:p>
      <text:p text:style-name="Standard"/>
      <text:p text:style-name="Standard">Musical activities are monitored by the powerful, wall-mounted ATC SCM100ASL Pro, and the gorgeous ProAc Studio 100. And to check how the song will sound in your car, there are Auratone 5C ;-)</text:p>
      <text:p text:style-name="Standard"/>
      <text:p text:style-name="Standard">The proven studio standard - ProTools HD3 with Digi 192 converters (48 in/out) on Mac Pro 5.1 is responsible for the recording. Plus a handful of plugins and the best coffee in Okolitz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 W</meta:initial-creator>
    <meta:creation-date>2023-06-26T18:42:26</meta:creation-date>
    <dc:date>2023-06-28T20:08:55</dc:date>
    <dc:creator>M W</dc:creator>
    <meta:editing-duration>PT15H50M15S</meta:editing-duration>
    <meta:editing-cycles>2</meta:editing-cycles>
    <meta:generator>OpenOffice/4.1.11$Unix OpenOffice.org_project/4111m1$Build-9808</meta:generator>
    <meta:document-statistic meta:table-count="0" meta:image-count="0" meta:object-count="0" meta:page-count="2" meta:paragraph-count="17" meta:word-count="693" meta:character-count="4268"/>
  </office:meta>
</office:document-meta>
</file>